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15.00%" fo:text-align="left" fo:margin-bottom="10.00pt"/>
    </style:style>
  </office:automatic-styles>
  <office:body>
    <office:text>
      <text:p text:style-name="P1"><text:span text:style-name="T1">Ashleigh White </text:span></text:p>
      <text:p text:style-name="P1"><text:span text:style-name="T1">Unit 4: Child health </text:span></text:p>
      <text:p text:style-name="P1"><text:span text:style-name="T1">5.1 Explain reasons for immunisations </text:span></text:p>
      <text:p text:style-name="P1"><text:span text:style-name="T1">5.2 Identify the immunisation schedule </text:span></text:p>
      <text:p text:style-name="P1"><text:span text:style-name="T1">Immunisation is the vaccination against illnesses that children could get in early years. They are also to make sure that the child doesn't get the illness in future life; this builds up an immunity and helps the anti bodies to fight the illness and infecton. </text:span></text:p>
      <text:p text:style-name="P1"><text:span text:style-name="T1">The first stage of the immunisation schedule starts at the age of 2 months old, this is to get vaccinated for Diphtheria, Tetanus, pertussis (also known as whooping cough), polio and Haemophilus influenzae type b (also known as Hib),Pneumococcal disease and Rotavirus. These vaccines are given by injections apart from rotavirus; which is given by mouth, much like a medicine. The next stage starts at 3 months old and this is when the child will be given their second load of vaccinations for Diphtheria, Tetanus, pertussis, polio, Hib and Rotavirus. They will also be given a vaccine for Meningococcal group C (MenC) and this will be administered by injection in the thigh. </text:span></text:p>
      <text:p text:style-name="P2"><text:span text:style-name="T1">The third immunisation stage will be given to the child when they are four months old and this will be their third round of vaccinations for Diphtheria, Tetanus, Pertussis, polio and Hib. At this age they will also be having their second round of Pneumococcal disease vaccination; they are also going to have this by injection. Between 12 and 13 months (within a month og their first birthday) the child will be having their fourth Hib vaccination and their second round of MenC vaccinations. They will also be having their last pneumococcal vaccination and also be startign their vaccinations for Measels, mumps and rubella (also known as the german measels) and these will also be given as an injection in the upper arms and thighs. At two to three years old the child will have their Influenza vaccine but that is the only vaccination that they will need at that age; the last vancination that they will need to have to stop the chnace of them getting an illness when they are young is at the age of three years and four months or soon after that, this will be the last time the child gets their Dipheria, tetanus, pertussis and polio shots, they will also have their last round of measles, mumps and rubella vaccinations because this is the afe where they are able to fight off the infection on their own and their bodies will be able to produce the correct amont of ani bodies to fight the illness.<text:s text:c="5"/></text:span></text:p>
      <text:p text:style-name="P2"><text:span text:style-name="T1"/></text:p>
      <text:p text:style-name="P2"><text:span text:style-name="T1">Ashleigh White </text:span></text:p>
      <text:p text:style-name="P2"><text:span text:style-name="T1">Unit 4: Child health</text:span></text:p>
      <text:p text:style-name="P2"><text:span text:style-name="T1">5.3 Discuss the reasons why some children are not immunised.</text:span></text:p>
      <text:p text:style-name="P2"><text:span text:style-name="T1">There are many parents that choose not to immunise their child, and many haven't, this hasn't caused any harm to the child but it does however mean that there is a bigger chnace of the child's immune system being weaker and meaning that they won't be able to fight off illnesses as easily as a child who has been immunised. Another reason that the parents may not immunised their child is because of their religious beliefs,meaning that they believe it isn't right for them to accept medical help because their religion believes in something bigger to help their child. Another reason could be that the parents move about a lot and therefore cannot find the time to sign up to a certain doctors. If the child is being neglected then the parents wouldn't want to take them to the doctors because they would be scared that someone will find out what they are doing to the child. h</text:span></text:p>
      <text:p text:style-name="P2"><text:span text:style-name="T1">The parents may also be afraid of the side effect on the child because when they have the injection they are given a very small amount of the disease so that their body can learn how to fight it off if they ever get it again. However back in the 90's there was a story going around that a certain vaccine leads to the child becoming autistic. The parents may not get their child vaccinated because they don't want their child to be in pain or they may have munchausen's syndrom meaning that they want their child to get ill so that they are getting the attention for it.<text:s text:c="29"/></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